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843cm"/>
    </style:style>
    <style:style style:name="co2" style:family="table-column">
      <style:table-column-properties fo:break-before="auto" style:column-width="12.007cm"/>
    </style:style>
    <style:style style:name="co3" style:family="table-column">
      <style:table-column-properties fo:break-before="auto" style:column-width="11.536cm"/>
    </style:style>
    <style:style style:name="co4" style:family="table-column">
      <style:table-column-properties fo:break-before="auto" style:column-width="13.615cm"/>
    </style:style>
    <style:style style:name="co5" style:family="table-column">
      <style:table-column-properties fo:break-before="auto" style:column-width="3.515cm"/>
    </style:style>
    <style:style style:name="co6" style:family="table-column">
      <style:table-column-properties fo:break-before="auto" style:column-width="2.77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xport2021.01.14-22.54.51"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4" table:number-columns-repeated="7" table:default-cell-style-name="Default"/>
        <table:table-column table:style-name="co5" table:default-cell-style-name="Default"/>
        <table:table-column table:style-name="co6" table:default-cell-style-name="Default"/>
        <table:table-column table:style-name="co7" table:number-columns-repeated="3" table:default-cell-style-name="Default"/>
        <table:table-row table:style-name="ro1">
          <table:table-cell office:value-type="string" calcext:value-type="string">
            <text:p>Fonte: IEEE</text:p>
          </table:table-cell>
          <table:table-cell table:number-columns-repeated="16"/>
        </table:table-row>
        <table:table-row table:style-name="ro1">
          <table:table-cell office:value-type="string" calcext:value-type="string">
            <text:p>Data: 22/01/2021</text:p>
          </table:table-cell>
          <table:table-cell table:number-columns-repeated="16"/>
        </table:table-row>
        <table:table-row table:style-name="ro1">
          <table:table-cell office:value-type="string" calcext:value-type="string">
            <text:p>String: (((((("All Metadata":"nonpharmaceutical intervention*") OR "All Metadata":"non-pharmaceutical intervention*") OR "All Metadata":"nonpharmaceutical action*") OR "All Metadata":"non-pharmaceutical action*") OR "All Metadata":"nonpharmaceutical measure*") OR "All Metadata":"non-pharmaceutical measure*")</text:p>
          </table:table-cell>
          <table:table-cell table:number-columns-repeated="16"/>
        </table:table-row>
        <table:table-row table:style-name="ro1">
          <table:table-cell table:number-columns-repeated="17"/>
        </table:table-row>
        <table:table-row table:style-name="ro1">
          <table:table-cell office:value-type="string" calcext:value-type="string">
            <text:p>Título</text:p>
          </table:table-cell>
          <table:table-cell office:value-type="string" calcext:value-type="string">
            <text:p>Resumo</text:p>
          </table:table-cell>
          <table:table-cell office:value-type="string" calcext:value-type="string">
            <text:p>Document Title</text:p>
          </table:table-cell>
          <table:table-cell office:value-type="string" calcext:value-type="string">
            <text:p>Abstract</text:p>
          </table:table-cell>
          <table:table-cell office:value-type="string" calcext:value-type="string">
            <text:p>Authors</text:p>
          </table:table-cell>
          <table:table-cell office:value-type="string" calcext:value-type="string">
            <text:p>Author Affiliations</text:p>
          </table:table-cell>
          <table:table-cell office:value-type="string" calcext:value-type="string">
            <text:p>Publication Title</text:p>
          </table:table-cell>
          <table:table-cell office:value-type="string" calcext:value-type="string">
            <text:p>Publication Year</text:p>
          </table:table-cell>
          <table:table-cell office:value-type="string" calcext:value-type="string">
            <text:p>Article Citation Count</text:p>
          </table:table-cell>
          <table:table-cell office:value-type="string" calcext:value-type="string">
            <text:p>Reference Count</text:p>
          </table:table-cell>
          <table:table-cell office:value-type="string" calcext:value-type="string">
            <text:p>Publisher</text:p>
          </table:table-cell>
          <table:table-cell office:value-type="string" calcext:value-type="string">
            <text:p>Document Identifier</text:p>
          </table:table-cell>
          <table:table-cell office:value-type="string" calcext:value-type="string">
            <text:p>Critérios de Inclusão </text:p>
          </table:table-cell>
          <table:table-cell office:value-type="string" calcext:value-type="string">
            <text:p>Critérios de Exclusão</text:p>
          </table:table-cell>
          <table:table-cell office:value-type="string" calcext:value-type="string">
            <text:p>CQ1</text:p>
          </table:table-cell>
          <table:table-cell office:value-type="string" calcext:value-type="string">
            <text:p>CQ2</text:p>
          </table:table-cell>
          <table:table-cell office:value-type="string" calcext:value-type="string">
            <text:p>CQ3</text:p>
          </table:table-cell>
        </table:table-row>
        <table:table-row table:style-name="ro1" table:visibility="filter">
          <table:table-cell office:value-type="string" calcext:value-type="string">
            <text:p>Controle de segurança crítica de intervenções ativas para mitigação de COVID-19 </text:p>
          </table:table-cell>
          <table:table-cell office:value-type="string" calcext:value-type="string">
            <text:p>O mundo passou recentemente pelo esforço de mitigação mais ambicioso em um século, consistindo em quarentenas generalizadas destinadas a prevenir a disseminação de COVID-19. O uso de modelos epidemiológicos influentes de COVID-19 ajudou a encorajar os tomadores de decisão a realizar intervenções não farmacêuticas drásticas. No entanto, inerentes a esses modelos são muitas vezes suposições de que as intervenções ativas são estáticas, por exemplo, que o distanciamento social é imposto até que as infecções sejam minimizadas, o que pode levar a previsões imprecisas que estão sempre evoluindo conforme novos dados são assimilados. Apresentamos uma metodologia para orientar dinamicamente a intervenção ativa, mudando o foco da visão de modelos epidemiológicos como sistemas que evoluem de forma autônoma para sistemas de controle com uma “entrada” que pode ser variada no tempo, a fim de mudar a evolução do sistema. Mostramos que uma abordagem de controle crítico de segurança para mitigação de COVID-19 fornece políticas de intervenção ativas que garantem formalmente a evolução segura dos modelos epidemiológicos compartimentados. Essa perspectiva é aplicada aos dados atuais dos EUA sobre casos, levando em consideração a redução da mobilidade, e descobrimos que ela descreve com precisão as tendências atuais quando os atrasos associados à incubação e aos testes são incorporados. Políticas de intervenção ativa ideais são sintetizadas para determinar as mitigações futuras necessárias para limitar infecções, hospitalizações e morte, tanto em nível nacional quanto estadual. Portanto, fornecemos meios para modelar e modular intervenções ativas com vistas às reaberturas em fases que estão atualmente começando nos Estados Unidos e no mundo de forma descentralizada. Essa estrutura pode ser convertida em políticas públicas, levando em consideração a paisagem fragmentada da mitigação COVID-19 de maneira crítica para a segurança. </text:p>
          </table:table-cell>
          <table:table-cell office:value-type="string" calcext:value-type="string">
            <text:p>Safety-Critical Control of Active Interventions for COVID-19 Mitigation</text:p>
          </table:table-cell>
          <table:table-cell office:value-type="string" calcext:value-type="string">
            <text:p>The world has recently undergone the most ambitious mitigation effort in a century, consisting of wide-spread quarantines aimed at preventing the spread of COVID-19. The use of influential epidemiological models of COVID-19 helped to encourage decision makers to take drastic non-pharmaceutical interventions. Yet, inherent in these models are often assumptions that the active interventions are static, e.g., that social distancing is enforced until infections are minimized, which can lead to inaccurate predictions that are ever evolving as new data is assimilated. We present a methodology to dynamically guide the active intervention by shifting the focus from viewing epidemiological models as systems that evolve in autonomous fashion to control systems with an “input” that can be varied in time in order to change the evolution of the system. We show that a safety-critical control approach to COVID-19 mitigation gives active intervention policies that formally guarantee the safe evolution of compartmental epidemiological models. This perspective is applied to current US data on cases while taking into account reduction of mobility, and we find that it accurately describes the current trends when time delays associated with incubation and testing are incorporated. Optimal active intervention policies are synthesized to determine future mitigations necessary to bound infections, hospitalizations, and death, both at national and state levels. We therefore provide means in which to model and modulate active interventions with a view toward the phased reopenings that are currently beginning across the US and the world in a decentralized fashion. This framework can be converted into public policies, accounting for the fractured landscape of COVID-19 mitigation in a safety-critical fashion.</text:p>
          </table:table-cell>
          <table:table-cell office:value-type="string" calcext:value-type="string">
            <text:p>A. D. Ames; T. G. Molnár; A. W. Singletary; G. Orosz</text:p>
          </table:table-cell>
          <table:table-cell office:value-type="string" calcext:value-type="string">
            <text:p>Department of Mechanical and Civil Engineering, California Institute of Technology, Pasadena, CA, USA; Department of Mechanical Engineering, University of Michigan, Ann Arbor, MI, USA; Department of Mechanical and Civil Engineering, California Institute of Technology, Pasadena, CA, USA; Department of Mechanical Engineering, University of Michigan, Ann Arbor, MI, USA</text:p>
          </table:table-cell>
          <table:table-cell office:value-type="string" calcext:value-type="string">
            <text:p>IEEE Access</text:p>
          </table:table-cell>
          <table:table-cell office:value-type="float" office:value="2020" calcext:value-type="float">
            <text:p>2020</text:p>
          </table:table-cell>
          <table:table-cell office:value-type="float" office:value="1" calcext:value-type="float">
            <text:p>1</text:p>
          </table:table-cell>
          <table:table-cell office:value-type="float" office:value="74" calcext:value-type="float">
            <text:p>74</text:p>
          </table:table-cell>
          <table:table-cell office:value-type="string" calcext:value-type="string">
            <text:p>IEEE</text:p>
          </table:table-cell>
          <table:table-cell office:value-type="string" calcext:value-type="string">
            <text:p>IEEE Journals</text:p>
          </table:table-cell>
          <table:table-cell/>
          <table:table-cell office:value-type="string" calcext:value-type="string">
            <text:p>a</text:p>
          </table:table-cell>
          <table:table-cell table:number-columns-repeated="3"/>
        </table:table-row>
        <table:table-row table:style-name="ro1" table:visibility="filter">
          <table:table-cell office:value-type="string" calcext:value-type="string">
            <text:p>Caracterizando o Impacto da Desigualdade Social na Propagação do COVID-19 em Países em Desenvolvimento </text:p>
          </table:table-cell>
          <table:table-cell office:value-type="string" calcext:value-type="string">
            <text:p>O mundo enfrenta uma pandemia nunca antes experimentada nos tempos modernos. O mecanismo interno do SARS-Cov-2 não é bem conhecido e não há intervenções farmacêuticas disponíveis. Para conter a propagação do vírus, medidas de etiqueta respiratória, distanciamento social e higiene das mãos têm sido recomendadas. Com base nessas medidas, alguns países já conseguiram controlar a propagação do COVID-19, embora na ausência de intervenções farmacêuticas esse controle não seja definitivo. No entanto, vimos que a heterogeneidade social entre as populações torna os efeitos do COVID-19 também diferentes. A desigualdade social afeta a população dos países em desenvolvimento não apenas do ponto de vista econômico. A relação entre a desigualdade social e o estado de saúde não é nova, mas torna-se ainda mais evidente em tempos de crise, como o que o mundo vem enfrentando com o COVID-19. Como a desigualdade social afeta a propagação do COVID-19 em países em desenvolvimento é o objeto deste estudo. Propomos um novo modelo SEIR epidêmico baseado em indicadores sociais para prever o surto e mortalidade de COVID-19. O número estimado de infectados e fatalidades são comparados com diferentes níveis de intervenções não farmacêuticas. Apresentamos um estudo de caso para o Deep Brazil. Os resultados mostraram que a desigualdade social tem forte efeito na propagação do COVID-19, aumentando seus danos e acelerando o colapso da infraestrutura de saúde. </text:p>
          </table:table-cell>
          <table:table-cell office:value-type="string" calcext:value-type="string">
            <text:p>Characterizing the Impact of Social Inequality on COVID-19 Propagation in Developing Countries</text:p>
          </table:table-cell>
          <table:table-cell office:value-type="string" calcext:value-type="string">
            <text:p>The world faces a pandemic not previously experienced in modern times. The internal mechanism of SARS-Cov-2 is not well known and there are no Pharmaceutical Interventions available. To stem the spread of the virus, measures of respiratory etiquette, social distancing and hand hygiene have been recommended. Based on these measures, some countries have already managed to control the COVID-19 propagation, although in the absence of pharmaceutical interventions, this control is not definitive. However, we have seen that social heterogeneity across populations makes the effects of COVID-19 also different. Social inequality affects the population of developing countries not only from an economic point of view. The relationship between social inequality and the health condition is not new, but it becomes even more evident in times of crisis, such as the one the world has been facing with COVID-19. How does social inequality affect the COVID-19 propagation in developing countries is the object of this study. We propose a new epidemic SEIR model based on social indicators to predict outbreak and mortality of COVID-19. The estimated number of infected and fatalities are compared with different levels of Non-Pharmaceutical Interventions. We present a case study for the Deep Brazil. The results showed that social inequality has a strong effect on the propagation of COVID-19, increasing its damage and accelerating the collapse of health infrastructure.</text:p>
          </table:table-cell>
          <table:table-cell office:value-type="string" calcext:value-type="string">
            <text:p>E. H. S. Cardoso; M. S. D. Silva; F. E. De Albuquerque Félix Júnior; S. V. De Carvalho; A. C. P. D. L. F. De Carvalho; N. Vijaykumar; C. R. L. Francês</text:p>
          </table:table-cell>
          <table:table-cell office:value-type="string" calcext:value-type="string">
            <text:p>Postgraduate Program in Electrical Engineering, Federal University of Pará (UFPA), Belém, Brazil; Postgraduate Program in Electrical Engineering, Federal University of Pará (UFPA), Belém, Brazil; Postgraduate Program in Electrical Engineering, Federal University of Pará (UFPA), Belém, Brazil; National Institute for Space Research (INPE), São José dos Campos, Brazil; Department of Applied Mathematics and Statistics, University of São Paulo (USP), São Carlos, Brazil; Institute of Science and Technology, Federal University of São Paulo (UNIFESP), São José dos Campos, Brazil; Postgraduate Program in Electrical Engineering, Federal University of Pará (UFPA), Belém, Brazil</text:p>
          </table:table-cell>
          <table:table-cell office:value-type="string" calcext:value-type="string">
            <text:p>IEEE Access</text:p>
          </table:table-cell>
          <table:table-cell office:value-type="float" office:value="2020" calcext:value-type="float">
            <text:p>2020</text:p>
          </table:table-cell>
          <table:table-cell/>
          <table:table-cell office:value-type="float" office:value="61" calcext:value-type="float">
            <text:p>61</text:p>
          </table:table-cell>
          <table:table-cell office:value-type="string" calcext:value-type="string">
            <text:p>IEEE</text:p>
          </table:table-cell>
          <table:table-cell office:value-type="string" calcext:value-type="string">
            <text:p>IEEE Journals</text:p>
          </table:table-cell>
          <table:table-cell/>
          <table:table-cell office:value-type="string" calcext:value-type="string">
            <text:p>a</text:p>
          </table:table-cell>
          <table:table-cell table:number-columns-repeated="3"/>
        </table:table-row>
        <table:table-row table:style-name="ro1" table:visibility="filter">
          <table:table-cell office:value-type="string" calcext:value-type="string">
            <text:p>Um modelo SEIR estruturado por contato para avaliar o impacto das medidas de bloqueio na disseminação de COVID-19 na população de Marrocos </text:p>
          </table:table-cell>
          <table:table-cell office:value-type="string" calcext:value-type="string">
            <text:p>A doença coronavírus 2019 (COVID-19) é uma doença altamente transmissível que representa uma grande ameaça à saúde pública. Países em todo o mundo têm usado várias intervenções não farmacêuticas para conter essa pandemia emergente. As estratégias utilizadas incluem fechamento de escolas, distanciamento social, bloqueio populacional e desinfecção de áreas públicas. Modelar o impacto dessas estratégias continua difícil porque cada medida afeta a dinâmica de transmissão de maneira diferente. Neste estudo, usamos um modelo de suscetível-exposto-infectado-recuperado estruturado por contato e estruturado por idade (SEIR) para descrever o impacto de diferentes estratégias de intervenção na disseminação de COVID-19 em Marrocos. O modelo considera a dinâmica das interações entre diferentes grupos de idade em domicílios, locais de trabalho, escolas e outros locais. Após a validação do modelo com os dados disponíveis, quantificamos o impacto da estratégia de intervenção adotada. Para tanto, comparamos os resultados obtidos com a simulação do spread COVID-19 na ausência de medidas de bloqueio. Em seguida, mostramos que a estratégia de intervenção adotada pelo Marrocos diminuiu a mortalidade relativa dos mais jovens. </text:p>
          </table:table-cell>
          <table:table-cell office:value-type="string" calcext:value-type="string">
            <text:p>A contact-structured SEIR model to assess the impact of lockdown measures on the spread of COVID-19 in Morocco’s population</text:p>
          </table:table-cell>
          <table:table-cell office:value-type="string" calcext:value-type="string">
            <text:p>Coronavirus disease 2019 (COVID-19) is a highly transmissible disease which represents a major threat to public health. Countries across the globe have used several non-pharmaceutical interventions to contain this emerging pandemic. The used strategies include school closures, social distancing, population lockdown, and public areas disinfection. Modelling the impact of these strategies remains hard because each measure affects the transmission dynamics differently. In this study, we use a contact-structured and age-structured susceptible-exposed-infected-recovered (SEIR) model to describe the impact of different intervention strategies on the spread of COVID-19 in Morocco. The model considers the interactions dynamics between different age-groups in households, workplaces, schools, and other locations. After model validationl using available data, we quantify the impact of the adopted intervention strategy. To achieve this, we compare the obtained results with the simulation for COVID-19 spread in the absence of lockdown mesures. Then, we show that the intervention strategy adopted by Morocco decreased the relative mortality of younger people.</text:p>
          </table:table-cell>
          <table:table-cell office:value-type="string" calcext:value-type="string">
            <text:p>A. C. Euloge Mouvoh; A. Bouchnita; A. Jebrane</text:p>
          </table:table-cell>
          <table:table-cell office:value-type="string" calcext:value-type="string">
            <text:p>Ecole Centrale Casablanca,Systèmes Complexes et Interactions,Casablanca,Morocco; Ecole Centrale Casablanca,Systèmes Complexes et Interactions,Casablanca,Morocco; Ecole Centrale Casablanca,Systèmes Complexes et Interactions,Casablanca,Morocco</text:p>
          </table:table-cell>
          <table:table-cell office:value-type="string" calcext:value-type="string">
            <text:p>2020 IEEE 2nd International Conference on Electronics, Control, Optimization and Computer Science (ICECOCS)</text:p>
          </table:table-cell>
          <table:table-cell office:value-type="float" office:value="2020" calcext:value-type="float">
            <text:p>2020</text:p>
          </table:table-cell>
          <table:table-cell/>
          <table:table-cell office:value-type="float" office:value="16" calcext:value-type="float">
            <text:p>16</text:p>
          </table:table-cell>
          <table:table-cell office:value-type="string" calcext:value-type="string">
            <text:p>IEEE</text:p>
          </table:table-cell>
          <table:table-cell office:value-type="string" calcext:value-type="string">
            <text:p>IEEE Conferences</text:p>
          </table:table-cell>
          <table:table-cell office:value-type="string" calcext:value-type="string">
            <text:p>b</text:p>
          </table:table-cell>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visibility="filter">
          <table:table-cell office:value-type="string" calcext:value-type="string">
            <text:p>Projeto e avaliação piloto de um exoesqueleto espinhal reconfigurável </text:p>
          </table:table-cell>
          <table:table-cell office:value-type="string" calcext:value-type="string">
            <text:p>A dor lombar é uma das principais causas de incapacidade e há uma enorme necessidade de intervenções não cirúrgicas e não farmacêuticas para tratá-la. Exoesqueletos espinhais versáteis têm sido propostos como um método de suporte ou aumento do usuário, mas os dados experimentais de seres humanos são limitados e os efeitos de tais exoesqueletos permanecem mal compreendidos. Apresentamos, portanto, um protótipo de exoesqueleto espinhal reconfigurável que apresenta resistência e compressão facilmente ajustáveis ​​em vários níveis da coluna, permitindo-nos estudar o efeito de diferentes configurações do exoesqueleto no corpo. Em uma avaliação piloto com um único sujeito, as compressões torácica e abdominal afetaram o ângulo do tronco, o momento lombar e o eletromiograma do eretor da espinha, embora diferentes configurações do exoesqueleto tenham efeitos diferentes durante diferentes tarefas. Isso apóia a premissa de que ajustes mecânicos inteligentes de um exoesqueleto espinhal são necessários para o suporte ou aumento ideal do usuário, embora os resultados precisem ser examinados em uma amostra maior e variada de indivíduos. </text:p>
          </table:table-cell>
          <table:table-cell office:value-type="string" calcext:value-type="string">
            <text:p>Design and Pilot Evaluation of a Reconfigurable Spinal Exoskeleton</text:p>
          </table:table-cell>
          <table:table-cell office:value-type="string" calcext:value-type="string">
            <text:p>Low back pain is a leading cause of disability, and there is a tremendous need for nonsurgical, nonpharmaceutical interventions to manage it. Versatile spinal exoskeletons have been proposed as a method of supporting or augmenting the wearer, but experimental data from human subjects are limited, and the effects of such exoskeletons remain poorly understood. We thus present a prototype of a reconfigurable spinal exoskeleton that features easily adjustable resistance and compression at multiple spinal levels, allowing us to study the effect of different exoskeleton configurations on the body. In a pilot evaluation with a single subject, both thoracic and abdominal compression were found to affect trunk angle, low back moment and the electromyogram of the erector spinae, though different exoskeleton configurations had different effects during different tasks. This supports the premise that intelligent mechanical adjustments of a spinal exoskeleton are necessary for optimal support or augmentation of the wearer, though the results need to be examined in a larger, varied sample of subjects.</text:p>
          </table:table-cell>
          <table:table-cell office:value-type="string" calcext:value-type="string">
            <text:p>A. P. Johnson; M. Goršič; Y. Regmi; B. S. Davidson; B. Dai; D. Novak</text:p>
          </table:table-cell>
          <table:table-cell office:value-type="string" calcext:value-type="string">
            <text:p>Livity Technologies, Highlands Ranch, CO, 80129, USA; University of Wyoming, Laramie, WY, 82071, USA; University of Wyoming, Laramie, WY, 82071, USA; University of Denver, Denver, CO, 80208, USA; University of Wyoming, Laramie, WY, 82071, USA; University of Wyoming, Laramie, WY, 82071, USA</text:p>
          </table:table-cell>
          <table:table-cell office:value-type="string" calcext:value-type="string">
            <text:p>2018 40th Annual International Conference of the IEEE Engineering in Medicine and Biology Society (EMBC)</text:p>
          </table:table-cell>
          <table:table-cell office:value-type="float" office:value="2018" calcext:value-type="float">
            <text:p>2018</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IEEE</text:p>
          </table:table-cell>
          <table:table-cell office:value-type="string" calcext:value-type="string">
            <text:p>IEEE Conferences</text:p>
          </table:table-cell>
          <table:table-cell/>
          <table:table-cell office:value-type="string" calcext:value-type="string">
            <text:p>a</text:p>
          </table:table-cell>
          <table:table-cell table:number-columns-repeated="3"/>
        </table:table-row>
        <table:table-row table:style-name="ro1" table:visibility="filter">
          <table:table-cell office:value-type="string" calcext:value-type="string">
            <text:p>Simulando planos de preparação para uma pandemia de gripe para uma universidade pública: uma abordagem de dinâmica de sistema hierárquico </text:p>
          </table:table-cell>
          <table:table-cell office:value-type="string" calcext:value-type="string">
            <text:p>Os planos de preparação para a pandemia de influenza se concentram fortemente em estratégias eficientes de mitigação, incluindo distanciamento social, logística e resposta médica. Essas estratégias são formadas por vários tomadores de decisão antes do surto de pandemia e durante o desastre por tomadores de decisão em comunidades locais, estados e em todo o país. Dependendo da comunidade que será afetada pela pandemia de influenza, diferentes estratégias devem ser empregadas para diminuir a gravidade do desastre em múltiplas dimensões da vida social. Neste artigo, uma metodologia de dinâmica de sistema é aplicada para modelar o comportamento da população e os efeitos da pandemia de influenza em uma comunidade universitária pública. O sistema é simulado para múltiplas intervenções não farmacêuticas com várias políticas que podem ser empregadas por tomadores de decisão locais. Os componentes do sistema são construídos a partir do plano de preparação para uma pandemia de influenza de uma das maiores universidades do país. As políticas e as decisões são testadas por simulações e avaliações das estratégias de mitigação são apresentadas. </text:p>
          </table:table-cell>
          <table:table-cell office:value-type="string" calcext:value-type="string">
            <text:p>Simulating pandemic influenza preparedness plans for a public university: A hierarchical system dynamics approach</text:p>
          </table:table-cell>
          <table:table-cell office:value-type="string" calcext:value-type="string">
            <text:p>Pandemic influenza preparedness plans strongly focus on efficient mitigation strategies including social distancing, logistics and medical response. These strategies are formed by multiple decisions-makers before pandemic outbreak and during the disaster by decision makers in local communities, states and nationwide. Depending on the community that will be affected by pandemic influenza, different strategies should be employed to decrease the severity of the disaster in multiple dimensions of social life. In this paper, a system dynamics methodology is applied to model the population behaviors and the effects of pandemic influenza on a public university community. The system is simulated for multiple non-pharmaceutical interventions with several policies that can be employed by local decision makers. System components are constructed from the pandemic influenza preparedness plan of one of the largest universities in the country. The policies and the decisions are tested by simulation runs and evaluations of the mitigation strategies are presented.</text:p>
          </table:table-cell>
          <table:table-cell office:value-type="string" calcext:value-type="string">
            <text:p>T. Lant; M. Jehn; C. Christensen; O. M. Araz; J. W. Fowler</text:p>
          </table:table-cell>
          <table:table-cell office:value-type="string" calcext:value-type="string">
            <text:p>Decision Theater, Arizona State University, Tempe, 85287-8409, USA; W. P. Carey School of Business, Arizona State University, Tempe, 85287-4506, USA; W. P. Carey School of Business, Arizona State University, Tempe, 85287-4506, USA; Industrial Engineering Department, Arizona State University, Tempe, 85287-5906 , USA; Industrial Engineering Department, Arizona State University, Tempe, 85287-5906 , USA</text:p>
          </table:table-cell>
          <table:table-cell office:value-type="string" calcext:value-type="string">
            <text:p>2008 Winter Simulation Conference</text:p>
          </table:table-cell>
          <table:table-cell office:value-type="float" office:value="2008" calcext:value-type="float">
            <text:p>2008</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IEEE</text:p>
          </table:table-cell>
          <table:table-cell office:value-type="string" calcext:value-type="string">
            <text:p>IEEE Conferences</text:p>
          </table:table-cell>
          <table:table-cell office:value-type="string" calcext:value-type="string">
            <text:p>b</text:p>
          </table:table-cell>
          <table:table-cell/>
          <table:table-cell table:number-columns-repeated="3" office:value-type="float" office:value="0.5" calcext:value-type="float">
            <text:p>0,5</text:p>
          </table:table-cell>
        </table:table-row>
        <table:table-row table:style-name="ro1" table:visibility="filter">
          <table:table-cell office:value-type="string" calcext:value-type="string">
            <text:p>Um modelo SEIR aprimorado para reconstruir a transmissão dinâmica de COVID-19 </text:p>
          </table:table-cell>
          <table:table-cell office:value-type="string" calcext:value-type="string">
            <text:p>Com o recente surto de doença coronavírus 2019 (COVID-19), a vida humana e a economia mundial foram severamente afetadas, a propagação e a escala de COVID-19 são prioridade para todos. Para reconstruir a tendência de desenvolvimento do COVID-19, investigamos a questão do processo de propagação da epidemia sob vigorosas intervenções não farmacêuticas. Aqui, um modelo melhorado de suscetível-exposto-infeccioso-recuperado (SEIR) com variáveis ​​dinâmicas (ou seja, indivíduos expostos à saúde e contatos próximos) é proposto para prever a escala de COVID-19 e sua evolução dinâmica. Assumimos que o número de contatos e o número de reprodução do COVID-19 mudam dinamicamente com o tempo. Em seguida, um método de gradiente descendente é aplicado para estimar o número de reprodução efetiva. Usamos o modelo proposto para reconstruir a transmissão dinâmica de COVID-19 em Chongqing entre 14 de janeiro e 24 de março de 2020. Os resultados mostram uma tendência de desenvolvimento semelhante com uma epidemia no mundo real. Nosso trabalho tem implicações importantes ao considerar estratégias para vigilância contínua e intervenções para eventualmente conter surtos de COVID-19. </text:p>
          </table:table-cell>
          <table:table-cell office:value-type="string" calcext:value-type="string">
            <text:p>An Improved SEIR Model for Reconstructing the Dynamic Transmission of COVID-19</text:p>
          </table:table-cell>
          <table:table-cell office:value-type="string" calcext:value-type="string">
            <text:p>With the recent outbreak of coronavirus disease 2019 (COVID-19), human life and the world economy have been severely affected, the propagation and scale of COVID-19 is top of mind for everyone. To reconstruct the development trend of COVID-19, we investigate the issue of the epidemic spreading process under vigorous non-pharmaceutical interventions. Here, an improved Susceptible-Exposed-Infectious-Recovered (SEIR) model with dynamic variables (i.e., health exposure individuals and close contacts) is proposed to predict the scale of COVID-19 and its dynamic evolution. We assume that the number of contacts and the reproduction number of COVID-19 changes dynamically over time. Then a gradient descent method is applied to estimate the effective reproduction number. We use the proposed model to reconstruct the dynamic transmission of COVID-19 in Chongqing between 14 January and 24 March 2020. The results show a similar development trend with a real-world epidemic. Our work has important implications when considering strategies for continuing surveillance and interventions to eventually contain outbreaks of COVID-19.</text:p>
          </table:table-cell>
          <table:table-cell office:value-type="string" calcext:value-type="string">
            <text:p>X. Yuan; S. Chen; L. Yuwen; S. An; S. Mei; T. Chen</text:p>
          </table:table-cell>
          <table:table-cell office:value-type="string" calcext:value-type="string">
            <text:p>Chongqing University,School of Big Data &amp; Software Engineering,Chongqing,China; Chongqing University,School of Big Data &amp; Software Engineering,Chongqing,China; Chongqing University,School of Big Data &amp; Software Engineering,Chongqing,China; Chongqing University,School of Big Data &amp; Software Engineering,Chongqing,China; Chongqing University,School of Big Data &amp; Software Engineering,Chongqing,China; Chongqing University,School of Big Data &amp; Software Engineering,Chongqing,China</text:p>
          </table:table-cell>
          <table:table-cell office:value-type="string" calcext:value-type="string">
            <text:p>2020 IEEE International Conference on Bioinformatics and Biomedicine (BIBM)</text:p>
          </table:table-cell>
          <table:table-cell office:value-type="float" office:value="2020" calcext:value-type="float">
            <text:p>2020</text:p>
          </table:table-cell>
          <table:table-cell/>
          <table:table-cell office:value-type="float" office:value="20" calcext:value-type="float">
            <text:p>20</text:p>
          </table:table-cell>
          <table:table-cell office:value-type="string" calcext:value-type="string">
            <text:p>IEEE</text:p>
          </table:table-cell>
          <table:table-cell office:value-type="string" calcext:value-type="string">
            <text:p>IEEE Conferences</text:p>
          </table:table-cell>
          <table:table-cell office:value-type="string" calcext:value-type="string">
            <text:p>b</text:p>
          </table:table-cell>
          <table:table-cell/>
          <table:table-cell table:number-columns-repeated="2" office:value-type="float" office:value="1" calcext:value-type="float">
            <text:p>1</text:p>
          </table:table-cell>
          <table:table-cell office:value-type="float" office:value="0.5" calcext:value-type="float">
            <text:p>0,5</text:p>
          </table:table-cell>
        </table:table-row>
        <table:table-row table:style-name="ro1" table:visibility="filter">
          <table:table-cell office:value-type="string" calcext:value-type="string">
            <text:p>Sobre a avaliação de ações de controle para modelos epidêmicos em redes temporais </text:p>
          </table:table-cell>
          <table:table-cell office:value-type="string" calcext:value-type="string">
            <text:p>Nesta carta, propomos um modelo de epidemia em redes temporais que explicitamente encapsula duas ações de controle diferentes. Desenvolvemos nosso modelo dentro do arcabouço teórico de redes orientadas a atividades (ADNs), que surgiram como uma ferramenta valiosa para capturar a complexidade dos processos dinâmicos em redes, coevoluindo em uma escala de tempo comparável à formação de redes temporais. Especificamente, complementamos um modelo de epidemia suscetível-infectado-suscetível com características típicas de intervenções não farmacêuticas em políticas públicas de saúde: i) ações de promoção da conscientização, que induzem as pessoas a adotarem comportamentos de autoproteção, e ii) políticas de confinamento para reduzir a atividade social de indivíduos infectados. No limite termodinâmico de populações em grande escala, usamos uma abordagem de campo médio para derivar analiticamente o limiar da epidemia, que oferece uma visão viável para planejar ações de contenção nos estágios iniciais do surto. Por meio do modelo proposto, é possível traçar uma política ótima de controle de epidemias a partir da combinação das duas estratégias, decorrente da solução de um problema de otimização. Finalmente, o cálculo analítico da prevalência epidêmica em doenças endêmicas em ADNs homogêneos é usado para calibrar de forma otimizada as ações de controle para mitigar uma doença endêmica. Simulações são fornecidas para apoiar nossos resultados teóricos. </text:p>
          </table:table-cell>
          <table:table-cell office:value-type="string" calcext:value-type="string">
            <text:p>On Assessing Control Actions for Epidemic Models on Temporal Networks</text:p>
          </table:table-cell>
          <table:table-cell office:value-type="string" calcext:value-type="string">
            <text:p>In this letter, we propose an epidemic model over temporal networks that explicitly encapsulates two different control actions. We develop our model within the theoretical framework of activity driven networks (ADNs), which have emerged as a valuable tool to capture the complexity of dynamical processes on networks, coevolving at a comparable time scale to the temporal network formation. Specifically, we complement a susceptible-infected-susceptible epidemic model with features that are typical of nonpharmaceutical interventions in public health policies: i) actions to promote awareness, which induce people to adopt self-protective behaviors, and ii) confinement policies to reduce the social activity of infected individuals. In the thermodynamic limit of large-scale populations, we use a mean-field approach to analytically derive the epidemic threshold, which offers viable insight to devise containment actions at the early stages of the outbreak. Through the proposed model, it is possible to devise an optimal epidemic control policy as the combination of the two strategies, arising from the solution of an optimization problem. Finally, the analytical computation of the epidemic prevalence in endemic diseases on homogeneous ADNs is used to optimally calibrate control actions toward mitigating an endemic disease. Simulations are provided to support our theoretical results.</text:p>
          </table:table-cell>
          <table:table-cell office:value-type="string" calcext:value-type="string">
            <text:p>L. Zino; A. Rizzo; M. Porfiri</text:p>
          </table:table-cell>
          <table:table-cell office:value-type="string" calcext:value-type="string">
            <text:p>Faculty of Science and Engineering, University of Groningen, Groningen, AG, The Netherlands; Department of Electronics and Telecommunications, Politecnico di Torino, Torino, Italy; Department of Mechanical and Aerospace Engineering, New York University Tandon School of Engineering, Brooklyn, NY, USA</text:p>
          </table:table-cell>
          <table:table-cell office:value-type="string" calcext:value-type="string">
            <text:p>IEEE Control Systems Letters</text:p>
          </table:table-cell>
          <table:table-cell office:value-type="float" office:value="2020" calcext:value-type="float">
            <text:p>2020</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IEEE Journals</text:p>
          </table:table-cell>
          <table:table-cell/>
          <table:table-cell office:value-type="string" calcext:value-type="string">
            <text:p>e5</text:p>
          </table:table-cell>
          <table:table-cell table:number-columns-repeated="3"/>
        </table:table-row>
        <table:table-row table:style-name="ro1" table:visibility="filter">
          <table:table-cell office:value-type="string" calcext:value-type="string">
            <text:p>Quantificando os efeitos do intervalo de tempo da mobilidade humana na transmissão COVID-19: um estudo multicidades na China </text:p>
          </table:table-cell>
          <table:table-cell office:value-type="string" calcext:value-type="string">
            <text:p>A primeira onda da nova epidemia de coronavírus (COVID-19) em 2019 na China mostrou que havia uma defasagem entre a redução na mobilidade humana e o declínio na transmissão de COVID-19 e essa defasagem era diferente nas cidades. Um atraso prolongado causaria pânico público e refletiria a ineficiência das medidas de controle. Este estudo tem como objetivo quantificar esse efeito de intervalo de tempo e revelar sua influência em fatores sociodemográficos e ambientais, o que é útil para a formulação de políticas no controle de COVID-19 e outras doenças infecciosas potenciais no futuro. Combinamos o índice de mobilidade no nível da cidade e a série temporal de novos casos para 80 cidades mais afetadas na China de 17 de janeiro a 29 de fevereiro de 2020. A análise de correlação cruzada e o modelo autorregressivo espacial foram usados ​​para estimar a duração da defasagem e determinar os fatores de influência por trás dela, respectivamente . Os resultados mostram que a mobilidade está fortemente correlacionada com a transmissão do COVID-19 na maioria das cidades com defasagens de 10 dias (intervalo interquartil 8 - 11 dias) e coeficientes de correlação de 0,68 ± 0,12. Este intervalo de tempo é consistente com o período de incubação mais o tempo para relatórios. As cidades com uma defasagem mais curta parecem ter uma duração epidêmica mais curta. Esse atraso é menor em cidades com maior volume de fluxo populacional de Wuhan, maior densidade de hospitais designados e densidade de estradas urbanas, enquanto cidades economicamente favorecidas tendem a ter atrasos de tempo mais longos. Essas descobertas sugerem que cidades com estrutura urbana compacta devem aderir estritamente às restrições de mobilidade humana, enquanto cidades economicamente prósperas também devem fortalecer outras intervenções não farmacêuticas para controlar a propagação do vírus. </text:p>
          </table:table-cell>
          <table:table-cell office:value-type="string" calcext:value-type="string">
            <text:p>Quantifying the Time-Lag Effects of Human Mobility on the COVID-19 Transmission: A Multi-City Study in China</text:p>
          </table:table-cell>
          <table:table-cell office:value-type="string" calcext:value-type="string">
            <text:p>The first wave of the 2019 novel coronavirus (COVID-19) epidemic in China showed there was a lag between the reduction in human mobility and the decline in COVID-19 transmission and this lag was different in cities. A prolonged lag would cause public panic and reflect the inefficiency of control measures. This study aims to quantify this time-lag effect and reveal its influencing socio-demographic and environmental factors, which is helpful to policymaking in controlling COVID-19 and other potential infectious diseases in the future. We combined city-level mobility index and new case time series for 80 most affected cities in China from Jan 17 to Feb 29, 2020. Cross correlation analysis and spatial autoregressive model were used to estimate the lag length and determine influencing factors behind it, respectively. The results show that mobility is strongly correlated with COVID-19 transmission in most cities with lags of 10 days (interquartile range 8 - 11 days) and correlation coefficients of 0.68 ± 0.12. This time-lag is consistent with the incubation period plus time for reporting. Cities with a shorter lag appear to have a shorter epidemic duration. This lag is shorter in cities with larger volume of population flow from Wuhan, higher designated hospitals density and urban road density while economically advantaged cities tend to have longer time lags. These findings suggest that cities with compact urban structure should strictly adhere to human mobility restrictions, while economically prosperous cities should also strengthen other non-pharmaceutical interventions to control the spread of the virus.</text:p>
          </table:table-cell>
          <table:table-cell office:value-type="string" calcext:value-type="string">
            <text:p>W. Xi; T. Pei; Q. Liu; C. Song; Y. Liu; X. Chen; J. Ma; Z. Zhang</text:p>
          </table:table-cell>
          <table:table-cell office:value-type="string" calcext:value-type="string">
            <text:p>State Key Laboratory of Resources and Environmental Information System, Institute of Geographical Sciences and Natural Resources Research, Chinese Academy of Sciences, Beijing, China; State Key Laboratory of Resources and Environmental Information System, Institute of Geographical Sciences and Natural Resources Research, Chinese Academy of Sciences, Beijing, China; State Key Laboratory of Infectious Disease Prevention and Control, Collaborative Innovation Center for Diagnosis and Treatment of Infectious Disease, National Institute for Communicable Disease Control and Prevention, Chinese Center for Disease Control and Prevention, Beijing, China; State Key Laboratory of Resources and Environmental Information System, Institute of Geographical Sciences and Natural Resources Research, Chinese Academy of Sciences, Beijing, China; State Key Laboratory of Resources and Environmental Information System, Institute of Geographical Sciences and Natural Resources Research, Chinese Academy of Sciences, Beijing, China; State Key Laboratory of Resources and Environmental Information System, Institute of Geographical Sciences and Natural Resources Research, Chinese Academy of Sciences, Beijing, China; Dongfang Hospital, Beijing University of Chinese Medicine, Beijing, China; China-Japan Friendship Hospital, Beijing, China</text:p>
          </table:table-cell>
          <table:table-cell office:value-type="string" calcext:value-type="string">
            <text:p>IEEE Access</text:p>
          </table:table-cell>
          <table:table-cell office:value-type="float" office:value="2020" calcext:value-type="float">
            <text:p>2020</text:p>
          </table:table-cell>
          <table:table-cell/>
          <table:table-cell office:value-type="float" office:value="41" calcext:value-type="float">
            <text:p>41</text:p>
          </table:table-cell>
          <table:table-cell office:value-type="string" calcext:value-type="string">
            <text:p>IEEE</text:p>
          </table:table-cell>
          <table:table-cell office:value-type="string" calcext:value-type="string">
            <text:p>IEEE Journals</text:p>
          </table:table-cell>
          <table:table-cell/>
          <table:table-cell office:value-type="string" calcext:value-type="string">
            <text:p>a</text:p>
          </table:table-cell>
          <table:table-cell table:number-columns-repeated="3"/>
        </table:table-row>
        <table:table-row table:style-name="ro1" table:visibility="filter">
          <table:table-cell office:value-type="string" calcext:value-type="string">
            <text:p>Aprimorando a detecção de congelamento da marcha com base no aprendizado de máquina usando métodos de síntese de dados </text:p>
          </table:table-cell>
          <table:table-cell office:value-type="string" calcext:value-type="string">
            <text:p>O congelamento da marcha (FoG) é um tipo comum de deficiência motora na doença de Parkinson (DP) associada a quedas. Os tratamentos farmacológicos não conseguiram prevenir FoG, resultando na necessidade de desenvolvimento de intervenções não farmacêuticas. Este estudo tem como objetivo usar o algoritmo de amostragem ADAptive SYNthetic (ADASYN) para melhorar a detecção automática de episódios de FoG em pessoas com DP. Dezoito pacientes com DP realizaram uma série de tarefas diárias de caminhada em um ambiente de laboratório, com nove experimentando FoG. Treinamos e avaliamos diferentes classificadores usando sinais coletados de acelerômetros vestíveis colocados nos tornozelos dos pacientes. A baixa proporção de dados rotulados de FoG em comparação com a marcha normal criou um conjunto de dados desequilibrado. A análise dos resultados revelou que a sensibilidade do modelo SVM ao FoG poderia ser melhorada de 91,9% para 96,5% com a criação de novas instâncias de FoG sintetizadas perto dos limites de duas classes (marcha normal e FoG). O modelo SVM pode detectar eventos FoG com uma sensibilidade e especificidade média de 91,5% e 95,2% treinados pelo conjunto de dados original e 95,8% e 95,0% treinados por conjuntos de dados balanceados sintetizados em modelos dependentes do paciente. Além disso, o ADASYN melhorou ligeiramente o escore F médio de modelos dependentes do paciente de 90,6% para 91,2%, enquanto reduziu o desempenho do modelo independente do paciente de 83,4% para 79,8%. </text:p>
          </table:table-cell>
          <table:table-cell office:value-type="string" calcext:value-type="string">
            <text:p>Improving Machine Learning Based Detection of Freezing of Gait Using Data Synthesis Methods</text:p>
          </table:table-cell>
          <table:table-cell office:value-type="string" calcext:value-type="string">
            <text:p>Freezing of gait (FoG) is a common type of motor impairment in Parkinson's disease (PD) associated with falls. Pharmacologic treatments have failed to prevent FoG, resulting in a need for the development of non-pharmaceutical interventions. This study aims to use the ADAptive SYNthetic (ADASYN) sampling algorithm to improve the automatic detection of FoG episodes in people with PD. Eighteen PD patients performed a series of daily walking tasks in a lab environment, with nine experiencing FoG. We trained and evaluated different classifiers using signals collected from wearable accelerometers placed on the patients' ankles. The low ratio of FoG labeled data compared with normal gait created an imbalanced dataset. The analysis of results revealed that the sensitivity of the SVM model to FoG could be improved from 91.9% to 96.5% by creating new synthesized FoG instances near the boundaries of two classes (normal gait and FoG). The SVM model can detect FoG events with an average sensitivity and specificity of 91.5% and 95.2% trained by the original dataset, and 95.8% and 95.0% trained by synthesized balanced dataset in patient-dependent models. Also, ADASYN slightly improved the average F-score of patient-dependent models from 90.6% to 91.2%, while reducing patient-independent model performance from 83.4% to 79.8%.</text:p>
          </table:table-cell>
          <table:table-cell office:value-type="string" calcext:value-type="string">
            <text:p>N. Naghavi; S. Borhani; E. Wade</text:p>
          </table:table-cell>
          <table:table-cell office:value-type="string" calcext:value-type="string">
            <text:p>University of Tennessee, Knoxville; University of Tennessee, Knoxville; University of Tennessee, Knoxville</text:p>
          </table:table-cell>
          <table:table-cell office:value-type="string" calcext:value-type="string">
            <text:p>2019 18th IEEE International Conference On Machine Learning And Applications (ICMLA)</text:p>
          </table:table-cell>
          <table:table-cell office:value-type="float" office:value="2019" calcext:value-type="float">
            <text:p>2019</text:p>
          </table:table-cell>
          <table:table-cell/>
          <table:table-cell office:value-type="float" office:value="19" calcext:value-type="float">
            <text:p>19</text:p>
          </table:table-cell>
          <table:table-cell office:value-type="string" calcext:value-type="string">
            <text:p>IEEE</text:p>
          </table:table-cell>
          <table:table-cell office:value-type="string" calcext:value-type="string">
            <text:p>IEEE Conferences</text:p>
          </table:table-cell>
          <table:table-cell/>
          <table:table-cell office:value-type="string" calcext:value-type="string">
            <text:p>a</text:p>
          </table:table-cell>
          <table:table-cell table:number-columns-repeated="3"/>
        </table:table-row>
        <table:table-row table:style-name="ro1" table:visibility="filter">
          <table:table-cell office:value-type="string" calcext:value-type="string">
            <text:p>Tratamentos Candidatos COVID-19, uma Abordagem de Análise de Dados </text:p>
          </table:table-cell>
          <table:table-cell office:value-type="string" calcext:value-type="string">
            <text:p>COVID-19, abreviação de “doença coronavírus 2019”, afetou principalmente milhões de pessoas em todo o mundo. Somente nos EUA, no final desta semana (1º de junho de 2020), havia 1.790.191 casos no total, com 104.383 mortes. Já ocorreram 6.166.978 casos em todo o mundo, com 372.037 óbitos, são apenas os casos notificados. Nosso foco nesta pesquisa é avaliar um repositório de artigos de pesquisa para extrair conhecimento relacionado ao COVID-19 e possíveis tratamentos. Impulsionado pelo COVID-19 Open Research Dataset Challenge da Kaggle, nos concentramos em um subconjunto disso, COVID-19 Pulmonary Risks Literature Clustering. O segundo conjunto de dados que estamos usando é do Maryland Transportation Institute (MTI). Os dados são divididos em quatro categorias: (1) Mobilidade e Distanciamento Social, (2) COVID e Saúde, (3) Impacto Econômico e (4) População Vulnerável. Os dados são extraídos do NPR, ESRI, o projeto de rastreamento COVID, CDC e várias outras fontes. MTI tem sido a fonte de vários artigos sobre impacto na mobilidade, distanciamento social, pedidos de permanência em casa e intervenções não farmacêuticas. </text:p>
          </table:table-cell>
          <table:table-cell office:value-type="string" calcext:value-type="string">
            <text:p>COVID-19 Candidate Treatments, a Data Analytics Approach</text:p>
          </table:table-cell>
          <table:table-cell office:value-type="string" calcext:value-type="string">
            <text:p>COVID-19, short for “coronavirus disease 2019” has majorly affected millions of people worldwide. In the U.S. alone as of the end of this week (June 1, 2020), there have been 1,790,191 total cases, with 104,383 deaths. There have been 6,166,978 cases in the entire world, with 372,037 deaths, these are just the reported cases. Our focus in this research is in evaluating a repository of research papers to extract knowledge related to COVID-19 and possible treatments. Driven by the COVID-19 Open Research Dataset Challenge from Kaggle, we focused on a subset of that, COVID-19 Pulmonary Risks Literature Clustering. The second dataset we are using is from the Maryland Transportation Institute (MTI). The data is broken up into four categories: (1) Mobility and Social Distancing, (2) COVID and Health, (3) Economic Impact, and (4) Vulnerable Population. The data is extracted from NPR, ESRI, the COVID tracking project, CDC, and several other sources. MTI has been the source of several papers regarding mobility impact, social distancing, stay at-home orders, and non-pharmaceutical interventions.</text:p>
          </table:table-cell>
          <table:table-cell office:value-type="string" calcext:value-type="string">
            <text:p>G. Wolfe; A. Elnashar; W. Schreiber; I. Alsmadi</text:p>
          </table:table-cell>
          <table:table-cell office:value-type="string" calcext:value-type="string">
            <text:p>Syracuse University,Department of Engineering &amp; Computer Science,Syracuse,NY; Syracuse University,Department of Engineering &amp; Computer Science,Syracuse,NY; Syracuse University,Department of Engineering &amp; Computer Science,Syracuse,NY; Texas A&amp;M,Department of Computing and Cyber Security,San Antonio,TX</text:p>
          </table:table-cell>
          <table:table-cell office:value-type="string" calcext:value-type="string">
            <text:p>2020 Fourth International Conference on Multimedia Computing, Networking and Applications (MCNA)</text:p>
          </table:table-cell>
          <table:table-cell office:value-type="float" office:value="2020" calcext:value-type="float">
            <text:p>2020</text:p>
          </table:table-cell>
          <table:table-cell/>
          <table:table-cell office:value-type="float" office:value="17" calcext:value-type="float">
            <text:p>17</text:p>
          </table:table-cell>
          <table:table-cell office:value-type="string" calcext:value-type="string">
            <text:p>IEEE</text:p>
          </table:table-cell>
          <table:table-cell office:value-type="string" calcext:value-type="string">
            <text:p>IEEE Conferences</text:p>
          </table:table-cell>
          <table:table-cell/>
          <table:table-cell office:value-type="string" calcext:value-type="string">
            <text:p>a</text:p>
          </table:table-cell>
          <table:table-cell table:number-columns-repeated="3"/>
        </table:table-row>
        <table:table-row table:style-name="ro1" table:visibility="filter">
          <table:table-cell office:value-type="string" calcext:value-type="string">
            <text:p>Modelos epidêmicos heterogêneos baseados em indivíduos por meio de equações matriciais </text:p>
          </table:table-cell>
          <table:table-cell office:value-type="string" calcext:value-type="string">
            <text:p>A heterogeneidade nas sociedades humanas desempenha um papel importante no processo de propagação da epidemia. Em comparação com os modelos de equações diferenciais, os modelos de epidemia baseados em indivíduos têm a vantagem de fornecer uma representação mais detalhada das realidades para capturar a heterogeneidade em uma população. No entanto, a maior granularidade e resolução de modelos baseados em indivíduos vêm com o custo de complexidades computacionais aumentadas, o que resulta em dificuldade na formulação de modelos baseados em indivíduos usando matemática. Além disso, é necessário um grande esforço para compreender os modelos de epidemia de base individual existentes, apresentados por pesquisas anteriores. Neste artigo, realizamos a formulação matemática de modelos epidêmicos heterogêneos baseados em indivíduos por meio de equações matriciais. Empregamos matrizes e vetores para representar atributos e comportamentos individuais, derivar resultados analíticos da representação de indivíduos baseada em matrizes e projetar algoritmos para derivar o cálculo de modelos epidêmicos baseados em indivíduos. Por fim, estudamos o efeito de intervenções não farmacêuticas sobre surtos epidêmicos, usando modelos epidêmicos heterogêneos de base individual por meio de equações matriciais, incluindo rastreamento de contato e fechamento de local de trabalho. </text:p>
          </table:table-cell>
          <table:table-cell office:value-type="string" calcext:value-type="string">
            <text:p>Heterogeneous individual-based epidemic models via matrix equations</text:p>
          </table:table-cell>
          <table:table-cell office:value-type="string" calcext:value-type="string">
            <text:p>Heterogeneity in human societies plays an important role in epidemic spreading process. Compared to differential equation models, individual-based epidemic models have the advantage of providing a more detailed depiction of realities to capture heterogeneity across a population. However, the higher granularity and resolution of individual-based models come with the cost of increased computational complexities, which result in difficulty in formulating individual-based models usingmathematics. Moreover, a great effort is needed to understand existing individual-based epidemic models that are presented by previous researches. In this paper, we realize the mathematical formulation of heterogeneous individual-based epidemic models by using matrix equations. We employ matrices and vectors to represent individual attributes and behaviors, derive analytical results from the matrix-based representation of individuals, and design algorithms to derivethe computation of individual-based epidemic models. At last, we study the effect of non-pharmaceutical interventions on epidemic outbreaks by using heterogeneous individual-based epidemic models via matrix equations, including contact tracing and workplace closing.</text:p>
          </table:table-cell>
          <table:table-cell office:value-type="string" calcext:value-type="string">
            <text:p>W. Duan; X. Qiu</text:p>
          </table:table-cell>
          <table:table-cell office:value-type="string" calcext:value-type="string">
            <text:p>Research Center of Computational Experiments and Parallel System Technology, College of Information Systems and Management, National University of Defense Technology, Changsha 410073, China; Research Center of Computational Experiments and Parallel System Technology, College of Information Systems and Management, National University of Defense Technology, Changsha 410073, China</text:p>
          </table:table-cell>
          <table:table-cell office:value-type="string" calcext:value-type="string">
            <text:p>IEEE/CAA Journal of Automatica Sinica</text:p>
          </table:table-cell>
          <table:table-cell office:value-type="float" office:value="2017" calcext:value-type="float">
            <text:p>2017</text:p>
          </table:table-cell>
          <table:table-cell table:number-columns-repeated="2"/>
          <table:table-cell office:value-type="string" calcext:value-type="string">
            <text:p>IEEE</text:p>
          </table:table-cell>
          <table:table-cell office:value-type="string" calcext:value-type="string">
            <text:p>IEEE Early Access Articles</text:p>
          </table:table-cell>
          <table:table-cell office:value-type="string" calcext:value-type="string">
            <text:p>b</text:p>
          </table:table-cell>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row>
        <table:table-row table:style-name="ro1">
          <table:table-cell office:value-type="string" calcext:value-type="string">
            <text:p>Otimização de medidas não farmacêuticas no crescimento de COVID-19 por meio de redes neurais</text:p>
          </table:table-cell>
          <table:table-cell office:value-type="string" calcext:value-type="string">
            <text:p>Em $ 19 ^ {\ text {th}} $ março, a Organização Mundial da Saúde declarou uma pandemia. Por meio dessa disseminação global, muitas nações testemunharam um crescimento exponencial de casos confirmados controlados por quarentena em massa severa ou medidas de bloqueio. No entanto, alguns têm, por meio de um cronograma de ações diferente, impedido esse crescimento exponencial. Atualmente, enquanto alguns continuam lutando contra o crescimento, outros tentam suspender as restrições com segurança, evitando o ressurgimento. Este estudo busca quantificar o impacto das ações do governo na mitigação da transmissão viral do SARS-CoV-2 por uma nova abordagem de computação suave que faz uso simultâneo de um modelo de rede neural para prever o aumento diário da inclinação de infectados cumulativos e um otimizador, com uma parametrização das séries temporais de restrição governamental, para compreender o melhor conjunto de ações mitigadoras. Os dados de dois territórios, Itália e Taiwan, foram coletados para modelar as restrições governamentais em viagens, teste e aplicação de medidas de distância social, bem como conectividade de pessoas e adesão a ações governamentais. Verificou-se que uma campanha de teste maior e mais precoce com restrições de entrada mais rígidas beneficia ambas as regiões, resultando em casos significativamente menos confirmados. Curiosamente, este cenário se une a uma implementação anterior, mas mais branda, de restrições nacionais para a Itália, apoiando assim a falta de bloqueio nacional de Taiwan, ou seja, ações governamentais anteriores poderiam ter contido o crescimento a um grau que um bloqueio generalizado teria sido evitado, ou pelo menos atrasado . Os resultados, encontrados com uma abordagem puramente baseada em dados, estão em linha com os principais achados de modelos epidemiológicos matemáticos, provando que a abordagem proposta tem valor e que os dados por si só contêm conhecimentos valiosos para informar os tomadores de decisão.</text:p>
          </table:table-cell>
          <table:table-cell office:value-type="string" calcext:value-type="string">
            <text:p>Optimisation of Non-Pharmaceutical Measures in COVID-19 Growth via Neural Networks</text:p>
          </table:table-cell>
          <table:table-cell office:value-type="string" calcext:value-type="string">
            <text:p>On $19^{\text{th}}$ March, the World Health Organisation declared a pandemic. Through this global spread, many nations have witnessed exponential growth of confirmed cases brought under control by severe mass quarantine or lockdown measures. However, some have, through a different timeline of actions, prevented this exponential growth. Currently as some continue to tackle growth, others attempt to safely lift restrictions whilst avoiding a resurgence. This study seeks to quantify the impact of government actions in mitigating viral transmission of SARS-CoV-2 by a novel soft computing approach that makes concurrent use of a neural network model, to predict the daily slope increase of cumulative infected, and an optimiser, with a parametrisation of the government restriction time series, to understand the best set of mitigating actions. Data for two territories, Italy and Taiwan, have been gathered to model government restrictions in travelling, testing and enforcement of social distance measures as well as people connectivity and adherence to government actions. It is found that a larger and earlier testing campaign with tighter entry restrictions benefit both regions, resulting in significantly less confirmed cases. Interestingly, this scenario couples with an earlier but milder implementation of nationwide restrictions for Italy, thus supporting Taiwan's lack of nationwide lockdown, i.e. earlier government actions could have contained the growth to a degree that a widespread lockdown would have been avoided, or at least delayed. The results, found with a purely data-driven approach, are in line with the main findings of mathematical epidemiological models, proving that the proposed approach has value and that the data alone contains valuable knowledge to inform decision makers.</text:p>
          </table:table-cell>
          <table:table-cell office:value-type="string" calcext:value-type="string">
            <text:p>A. Riccardi; J. Gemignani; F. Fernández-Navarro; A. Heffernan</text:p>
          </table:table-cell>
          <table:table-cell office:value-type="string" calcext:value-type="string">
            <text:p>Department of Mechanical and Aerospace Engineering, University of Strathclyde, Glasgow, U.K.; Department of Developmental Psychology and Socialisation, Università di Padova, Padova, Italy; Department of Quantitative Methods, Universidad Loyola Andalucía, Cordoba, Spain; Department of Physics, University of Guelph, Guelph, Ontario, Canada</text:p>
          </table:table-cell>
          <table:table-cell office:value-type="string" calcext:value-type="string">
            <text:p>IEEE Transactions on Emerging Topics in Computational Intelligence</text:p>
          </table:table-cell>
          <table:table-cell office:value-type="float" office:value="2021" calcext:value-type="float">
            <text:p>2021</text:p>
          </table:table-cell>
          <table:table-cell table:number-columns-repeated="2"/>
          <table:table-cell office:value-type="string" calcext:value-type="string">
            <text:p>IEEE</text:p>
          </table:table-cell>
          <table:table-cell office:value-type="string" calcext:value-type="string">
            <text:p>IEEE Journals</text:p>
          </table:table-cell>
          <table:table-cell office:value-type="string" calcext:value-type="string">
            <text:p>b</text:p>
          </table:table-cell>
          <table:table-cell/>
          <table:table-cell table:number-columns-repeated="3" office:value-type="float" office:value="1" calcext:value-type="float">
            <text:p>1</text:p>
          </table:table-cell>
        </table:table-row>
      </table:table>
      <table:named-expressions/>
      <table:database-ranges>
        <table:database-range table:name="__Anonymous_Sheet_DB__0" table:target-range-address="'export2021.01.14-22.54.51'.A5:'export2021.01.14-22.54.51'.Q17" table:display-filter-buttons="true" table:orientation="column">
          <table:filter>
            <table:filter-and>
              <table:filter-condition table:field-number="10" table:value="1" table:operator="="/>
              <table:filter-condition table:field-number="12" table:value="1" table:operator="="/>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3">00/00/0000</text:date>, <text:time style:data-style-name="N2" text:time-value="15:25:03.29674982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2H16M58S</meta:editing-duration>
    <meta:editing-cycles>10</meta:editing-cycles>
    <meta:generator>LibreOffice/6.4.6.2$Linux_X86_64 LibreOffice_project/40$Build-2</meta:generator>
    <meta:creation-date>2021-01-15T11:37:13.316958179</meta:creation-date>
    <dc:date>2021-02-03T17:36:31.055990829</dc:date>
    <meta:document-statistic meta:table-count="1" meta:cell-count="180" meta:object-count="0"/>
  </office:meta>
</office:document-meta>
</file>